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ropitius esto</text:p>
      <text:p text:style-name="Preformatted_20_Text">Ligne 7 « ho<text:span text:style-name="T1">nó</text:span>rem : épisème caché sur torculus resupin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2" meta:word-count="12" meta:character-count="70"/>
    <dc:date>2010-02-19T15:49:32</dc:date>
    <dc:creator>Jacques Peron</dc:creator>
    <meta:generator>OpenOffice.org/3.1$Linux OpenOffice.org_project/310m19$Build-9420</meta:generator>
  </office:meta>
</office:document-meta>
</file>